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TDPrinter.areNmtokens( String [ ]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TDPrinter.printTargetDecl( Print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tStructure.areNmtokens( String [ ]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Printer.printHead( PrintWriter out , Project p , Hashtable tasks , Hashtable 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Printer.printTail( Print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Structure.execu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AntStructure.setOutput( File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Structure.add( StructurePrinter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Printer.printTargetAttrs( PrintWriter out , String 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TDPrinter.printElementDecl( PrintWriter out , Project p , String name , Class element )</text:p>
          </table:table-cell>
          <table:table-cell office:value-type="float" office:value="35">
            <text:p text:style-name="Table_20_Contents">35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30">
            <text:p text:style-name="Table_20_Contents">130</text:p>
          </table:table-cell>
        </table:table-row>
        <table:table-row>
          <table:table-cell office:value-type="string">
            <text:p text:style-name="Table_20_Contents">DTDPrinter.isNmtoken( String 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tStructure.isNmtoke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Printer.printHead( PrintWriter out , Enumeration tasks , Enumeration typ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9">
            <text:p text:style-name="Table_20_Contents">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